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Arial" style:font-name-complex="Arial"/>
    </style:style>
    <style:style style:name="P3" style:parent-style-name="Standard" style:family="paragraph">
      <style:text-properties style:font-name="Arial" style:font-name-complex="Arial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text-properties style:font-name="Arial" style:font-name-complex="Arial"/>
    </style:style>
    <style:style style:name="P11" style:parent-style-name="Standard" style:family="paragraph">
      <style:text-properties style:font-name="Arial" style:font-name-complex="Arial"/>
    </style:style>
    <style:style style:name="P12" style:parent-style-name="Standard" style:family="paragraph">
      <style:text-properties style:font-name="Arial" style:font-name-complex="Arial"/>
    </style:style>
    <style:style style:name="P13" style:parent-style-name="Standard" style:family="paragraph">
      <style:text-properties style:font-name="Arial" style:font-name-complex="Arial"/>
    </style:style>
    <style:style style:name="P14" style:parent-style-name="Standard" style:family="paragraph">
      <style:text-properties style:font-name="Arial" style:font-name-complex="Arial"/>
    </style:style>
    <style:style style:name="P15" style:parent-style-name="Standard" style:family="paragraph">
      <style:text-properties style:font-name="Arial" style:font-name-complex="Arial"/>
    </style:style>
    <style:style style:name="TableColumn17" style:family="table-column">
      <style:table-column-properties style:column-width="6.693in" style:use-optimal-column-width="false"/>
    </style:style>
    <style:style style:name="Table16" style:family="table">
      <style:table-properties style:width="6.69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PreformattedText" style:family="paragraph">
      <style:text-properties style:font-name="Arial" style:font-name-complex="Arial"/>
    </style:style>
    <style:style style:name="T21" style:parent-style-name="SourceText" style:family="text">
      <style:text-properties style:font-name="Arial" style:font-name-complex="Arial"/>
    </style:style>
    <style:style style:name="P22" style:parent-style-name="PreformattedText" style:family="paragraph">
      <style:text-properties style:font-name="Arial" style:font-name-complex="Arial"/>
    </style:style>
    <style:style style:name="T23" style:parent-style-name="SourceText" style:family="text">
      <style:text-properties style:font-name="Arial" style:font-name-complex="Arial"/>
    </style:style>
    <style:style style:name="P24" style:parent-style-name="PreformattedText" style:family="paragraph">
      <style:text-properties style:font-name="Arial" style:font-name-complex="Arial"/>
    </style:style>
    <style:style style:name="T25" style:parent-style-name="SourceText" style:family="text">
      <style:text-properties style:font-name="Arial" style:font-name-complex="Arial"/>
    </style:style>
    <style:style style:name="T26" style:parent-style-name="SourceText" style:family="text">
      <style:text-properties style:font-name="Arial" style:font-name-complex="Arial"/>
    </style:style>
    <style:style style:name="T27" style:parent-style-name="SourceText" style:family="text">
      <style:text-properties style:font-name="Arial" style:font-name-complex="Arial"/>
    </style:style>
    <style:style style:name="T28" style:parent-style-name="SourceText" style:family="text">
      <style:text-properties style:font-name="Arial" style:font-name-complex="Arial"/>
    </style:style>
    <style:style style:name="T29" style:parent-style-name="SourceText" style:family="text">
      <style:text-properties style:font-name="Arial" style:font-name-complex="Arial"/>
    </style:style>
    <style:style style:name="T30" style:parent-style-name="SourceText" style:family="text">
      <style:text-properties style:font-name="Arial" style:font-name-complex="Arial"/>
    </style:style>
    <style:style style:name="T31" style:parent-style-name="SourceText" style:family="text">
      <style:text-properties style:font-name="Arial" style:font-name-complex="Arial"/>
    </style:style>
    <style:style style:name="T32" style:parent-style-name="SourceText" style:family="text">
      <style:text-properties style:font-name="Arial" style:font-name-complex="Arial"/>
    </style:style>
    <style:style style:name="T33" style:parent-style-name="SourceText" style:family="text">
      <style:text-properties style:font-name="Arial" style:font-name-complex="Arial"/>
    </style:style>
    <style:style style:name="P34" style:parent-style-name="PreformattedText" style:family="paragraph">
      <style:text-properties style:font-name="Arial" style:font-name-complex="Arial"/>
    </style:style>
    <style:style style:name="T35" style:parent-style-name="SourceText" style:family="text">
      <style:text-properties style:font-name="Arial" style:font-name-complex="Arial"/>
    </style:style>
    <style:style style:name="T36" style:parent-style-name="SourceText" style:family="text">
      <style:text-properties style:font-name="Arial" style:font-name-complex="Arial"/>
    </style:style>
    <style:style style:name="T37" style:parent-style-name="SourceText" style:family="text">
      <style:text-properties style:font-name="Arial" style:font-name-complex="Arial"/>
    </style:style>
    <style:style style:name="T38" style:parent-style-name="SourceText" style:family="text">
      <style:text-properties style:font-name="Arial" style:font-name-complex="Arial"/>
    </style:style>
    <style:style style:name="T39" style:parent-style-name="SourceText" style:family="text">
      <style:text-properties style:font-name="Arial" style:font-name-complex="Arial"/>
    </style:style>
    <style:style style:name="T40" style:parent-style-name="SourceText" style:family="text">
      <style:text-properties style:font-name="Arial" style:font-name-complex="Arial"/>
    </style:style>
    <style:style style:name="T41" style:parent-style-name="SourceText" style:family="text">
      <style:text-properties style:font-name="Arial" style:font-name-complex="Arial"/>
    </style:style>
    <style:style style:name="T42" style:parent-style-name="SourceText" style:family="text">
      <style:text-properties style:font-name="Arial" style:font-name-complex="Arial"/>
    </style:style>
    <style:style style:name="T43" style:parent-style-name="SourceText" style:family="text">
      <style:text-properties style:font-name="Arial" style:font-name-complex="Arial"/>
    </style:style>
    <style:style style:name="P44" style:parent-style-name="PreformattedText" style:family="paragraph">
      <style:text-properties style:font-name="Arial" style:font-name-complex="Arial"/>
    </style:style>
    <style:style style:name="T45" style:parent-style-name="SourceText" style:family="text">
      <style:text-properties style:font-name="Arial" style:font-name-complex="Arial"/>
    </style:style>
    <style:style style:name="T46" style:parent-style-name="SourceText" style:family="text">
      <style:text-properties style:font-name="Arial" style:font-name-complex="Arial"/>
    </style:style>
    <style:style style:name="T47" style:parent-style-name="SourceText" style:family="text">
      <style:text-properties style:font-name="Arial" style:font-name-complex="Arial"/>
    </style:style>
    <style:style style:name="T48" style:parent-style-name="SourceText" style:family="text">
      <style:text-properties style:font-name="Arial" style:font-name-complex="Arial"/>
    </style:style>
    <style:style style:name="T49" style:parent-style-name="SourceText" style:family="text">
      <style:text-properties style:font-name="Arial" style:font-name-complex="Arial"/>
    </style:style>
    <style:style style:name="T50" style:parent-style-name="SourceText" style:family="text">
      <style:text-properties style:font-name="Arial" style:font-name-complex="Arial"/>
    </style:style>
    <style:style style:name="T51" style:parent-style-name="SourceText" style:family="text">
      <style:text-properties style:font-name="Arial" style:font-name-complex="Arial"/>
    </style:style>
    <style:style style:name="T52" style:parent-style-name="SourceText" style:family="text">
      <style:text-properties style:font-name="Arial" style:font-name-complex="Arial"/>
    </style:style>
    <style:style style:name="T53" style:parent-style-name="SourceText" style:family="text">
      <style:text-properties style:font-name="Arial" style:font-name-complex="Arial"/>
    </style:style>
    <style:style style:name="P54" style:parent-style-name="PreformattedText" style:family="paragraph">
      <style:paragraph-properties fo:margin-bottom="0.1965in"/>
    </style:style>
    <style:style style:name="T55" style:parent-style-name="SourceText" style:family="text">
      <style:text-properties style:font-name="Arial" style:font-name-complex="Arial"/>
    </style:style>
    <style:style style:name="P56" style:parent-style-name="Standard" style:family="paragraph">
      <style:text-properties style:font-name="Arial" style:font-name-complex="Arial"/>
    </style:style>
    <style:style style:name="P57" style:parent-style-name="Standard" style:family="paragraph">
      <style:text-properties style:font-name="Arial" style:font-name-complex="Arial"/>
    </style:style>
    <style:style style:name="P58" style:parent-style-name="Standard" style:family="paragraph">
      <style:text-properties style:font-name="Arial" style:font-name-complex="Arial" fo:background-color="#FFFF00"/>
    </style:style>
    <style:style style:name="P59" style:parent-style-name="Standard" style:family="paragraph">
      <style:text-properties style:font-name="Arial" style:font-name-complex="Arial" fo:background-color="#FFFF00"/>
    </style:style>
    <style:style style:name="P60" style:parent-style-name="Standard" style:family="paragraph">
      <style:text-properties style:font-name="Arial" style:font-name-complex="Arial"/>
    </style:style>
    <style:style style:name="P61" style:parent-style-name="Standard" style:family="paragraph">
      <style:text-properties style:font-name="Arial" style:font-name-complex="Arial"/>
    </style:style>
    <style:style style:name="P62" style:parent-style-name="Standard" style:family="paragraph">
      <style:text-properties style:font-name="Arial" style:font-name-complex="Arial"/>
    </style:style>
    <style:style style:name="P63" style:parent-style-name="Standard" style:family="paragraph">
      <style:text-properties style:font-name="Arial" style:font-name-complex="Arial"/>
    </style:style>
    <style:style style:name="T64" style:parent-style-name="SourceText" style:family="text">
      <style:text-properties style:font-name="Arial" style:font-name-complex="Arial" fo:background-color="#FFFF00"/>
    </style:style>
    <style:style style:name="T65" style:parent-style-name="SourceText" style:family="text">
      <style:text-properties style:font-name="Arial" style:font-name-complex="Arial" fo:background-color="#FFFF00"/>
    </style:style>
    <style:style style:name="P66" style:parent-style-name="PreformattedText" style:family="paragraph">
      <style:text-properties style:font-name="Arial" style:font-name-complex="Arial"/>
    </style:style>
    <style:style style:name="P67" style:parent-style-name="Standard" style:family="paragraph">
      <style:text-properties style:font-name="Arial" style:font-name-complex="Arial"/>
    </style:style>
    <style:style style:name="T68" style:parent-style-name="SourceText" style:family="text">
      <style:text-properties style:font-name="Arial" style:font-name-complex="Arial" fo:background-color="#FFFF00"/>
    </style:style>
    <style:style style:name="T69" style:parent-style-name="SourceText" style:family="text">
      <style:text-properties style:font-name="Arial" style:font-name-complex="Arial" fo:background-color="#FFFF00"/>
    </style:style>
    <style:style style:name="T70" style:parent-style-name="SourceText" style:family="text">
      <style:text-properties style:font-name="Arial" style:font-name-complex="Arial" fo:background-color="#FFFF00"/>
    </style:style>
    <style:style style:name="P71" style:parent-style-name="Standard" style:family="paragraph">
      <style:text-properties style:font-name="Arial" style:font-name-complex="Arial"/>
    </style:style>
    <style:style style:name="T72" style:parent-style-name="SourceText" style:family="text">
      <style:text-properties style:font-name="Arial" style:font-name-complex="Arial" fo:background-color="#FFFF00"/>
    </style:style>
    <style:style style:name="T73" style:parent-style-name="SourceText" style:family="text">
      <style:text-properties style:font-name="Arial" style:font-name-complex="Arial" fo:background-color="#FFFF00"/>
    </style:style>
    <style:style style:name="P74" style:parent-style-name="PreformattedText" style:family="paragraph">
      <style:text-properties style:font-name="Arial" style:font-name-complex="Arial"/>
    </style:style>
    <style:style style:name="P75" style:parent-style-name="Standard" style:family="paragraph">
      <style:text-properties style:font-name="Arial" style:font-name-complex="Arial"/>
    </style:style>
    <style:style style:name="P76" style:parent-style-name="Standard" style:family="paragraph">
      <style:text-properties style:font-name="Arial" style:font-name-complex="Arial" fo:background-color="#FFFF00"/>
    </style:style>
    <style:style style:name="P77" style:parent-style-name="Standard" style:family="paragraph">
      <style:text-properties style:font-name="Arial" style:font-name-complex="Arial"/>
    </style:style>
    <style:style style:name="P78" style:parent-style-name="Standard" style:family="paragraph">
      <style:text-properties style:font-name="Arial" style:font-name-complex="Arial"/>
    </style:style>
    <style:style style:name="T79" style:parent-style-name="SourceText" style:family="text">
      <style:text-properties style:font-name="Arial" style:font-name-complex="Arial" fo:background-color="#FFFF00"/>
    </style:style>
    <style:style style:name="T80" style:parent-style-name="Fuentedepárrafopredeter." style:family="text">
      <style:text-properties style:font-name="Arial" style:font-name-complex="Arial" fo:background-color="#FFFF00"/>
    </style:style>
    <style:style style:name="T81" style:parent-style-name="Fuentedepárrafopredeter." style:family="text">
      <style:text-properties style:font-name="Arial" style:font-name-complex="Arial" fo:background-color="#FFFF00"/>
    </style:style>
    <style:style style:name="P82" style:parent-style-name="Standard" style:family="paragraph">
      <style:text-properties style:font-name="Arial" style:font-name-complex="Arial"/>
    </style:style>
    <style:style style:name="P83" style:parent-style-name="Standard" style:family="paragraph">
      <style:text-properties style:font-name="Arial" style:font-name-complex="Arial"/>
    </style:style>
    <style:style style:name="P84" style:parent-style-name="Standard" style:family="paragraph">
      <style:text-properties style:font-name="Arial" style:font-name-complex="Arial"/>
    </style:style>
    <style:style style:name="T85" style:parent-style-name="SourceText" style:family="text">
      <style:text-properties style:font-name="Arial" style:font-name-complex="Arial" fo:background-color="#FFFF00"/>
    </style:style>
    <style:style style:name="T86" style:parent-style-name="Fuentedepárrafopredeter." style:family="text">
      <style:text-properties style:font-name="Arial" style:font-name-complex="Arial" fo:background-color="#FFFF00"/>
    </style:style>
    <style:style style:name="T87" style:parent-style-name="Fuentedepárrafopredeter." style:family="text">
      <style:text-properties style:font-name="Arial" style:font-name-complex="Arial" fo:background-color="#FFFF00"/>
    </style:style>
    <style:style style:name="P88" style:parent-style-name="Standard" style:family="paragraph">
      <style:text-properties style:font-name="Arial" style:font-name-complex="Arial"/>
    </style:style>
    <style:style style:name="P89" style:parent-style-name="Standard" style:family="paragraph">
      <style:text-properties style:font-name="Arial" style:font-name-complex="Arial"/>
    </style:style>
    <style:style style:name="P90" style:parent-style-name="Standard" style:family="paragraph">
      <style:text-properties style:font-name="Arial" style:font-name-complex="Arial"/>
    </style:style>
    <style:style style:name="T91" style:parent-style-name="SourceText" style:family="text">
      <style:text-properties style:font-name="Arial" style:font-name-complex="Arial" fo:font-size="12pt" style:font-size-asian="12pt" fo:background-color="#FFFF00"/>
    </style:style>
    <style:style style:name="P92" style:parent-style-name="PreformattedText" style:family="paragraph">
      <style:text-properties style:font-name="Arial" style:font-name-complex="Arial"/>
    </style:style>
    <style:style style:name="P93" style:parent-style-name="Standard" style:family="paragraph">
      <style:text-properties style:font-name="Arial" style:font-name-complex="Arial"/>
    </style:style>
    <style:style style:name="P94" style:parent-style-name="Standard" style:family="paragraph">
      <style:text-properties style:font-name="Arial" style:font-name-complex="Arial"/>
    </style:style>
    <style:style style:name="P95" style:parent-style-name="Standard" style:family="paragraph">
      <style:text-properties style:font-name="Arial" style:font-name-complex="Arial"/>
    </style:style>
    <style:style style:name="P96" style:parent-style-name="Standard" style:family="paragraph">
      <style:text-properties style:font-name="Arial" style:font-name-complex="Arial"/>
    </style:style>
    <style:style style:name="P97" style:parent-style-name="Standard" style:family="paragraph">
      <style:text-properties style:font-name="Arial" style:font-name-complex="Arial"/>
    </style:style>
    <style:style style:name="P98" style:parent-style-name="Standard" style:family="paragraph">
      <style:text-properties style:font-name="Arial" style:font-name-complex="Arial"/>
    </style:style>
    <style:style style:name="P99" style:parent-style-name="Standard" style:family="paragraph">
      <style:text-properties style:font-name="Arial" style:font-name-complex="Arial"/>
    </style:style>
    <style:style style:name="P100" style:parent-style-name="Standard" style:family="paragraph">
      <style:text-properties style:font-name="Arial" style:font-name-complex="Arial"/>
    </style:style>
    <style:style style:name="P101" style:parent-style-name="Standard" style:family="paragraph">
      <style:text-properties style:font-name="Arial" style:font-name-complex="Arial"/>
    </style:style>
    <style:style style:name="P102" style:parent-style-name="Standard" style:family="paragraph">
      <style:text-properties style:font-name="Arial" style:font-name-complex="Arial"/>
    </style:style>
    <style:style style:name="P103" style:parent-style-name="Standard" style:family="paragraph">
      <style:text-properties style:font-name="Arial" style:font-name-complex="Arial"/>
    </style:style>
    <style:style style:name="P104" style:parent-style-name="Standard" style:family="paragraph">
      <style:text-properties style:font-name="Arial" style:font-name-complex="Arial"/>
    </style:style>
    <style:style style:name="P105" style:parent-style-name="Standard" style:family="paragraph">
      <style:text-properties style:font-name="Arial" style:font-name-complex="Arial"/>
    </style:style>
    <style:style style:name="P106" style:parent-style-name="Standard" style:family="paragraph">
      <style:text-properties style:font-name="Arial" style:font-name-complex="Arial"/>
    </style:style>
    <style:style style:name="P107" style:parent-style-name="Standard" style:family="paragraph">
      <style:text-properties style:font-name="Arial" style:font-name-complex="Arial"/>
    </style:style>
    <style:style style:name="P108" style:parent-style-name="Standard" style:family="paragraph">
      <style:text-properties style:font-name="Arial" style:font-name-complex="Arial"/>
    </style:style>
    <style:style style:name="P109" style:parent-style-name="Standard" style:family="paragraph">
      <style:text-properties style:font-name="Arial" style:font-name-complex="Arial"/>
    </style:style>
    <style:style style:name="P110" style:parent-style-name="Standard" style:family="paragraph">
      <style:text-properties style:font-name="Arial" style:font-name-complex="Arial"/>
    </style:style>
    <style:style style:name="P111" style:parent-style-name="Standard" style:family="paragraph">
      <style:text-properties style:font-name="Arial" style:font-name-complex="Arial"/>
    </style:style>
    <style:style style:name="P112" style:parent-style-name="Standard" style:family="paragraph">
      <style:text-properties style:font-name="Arial" style:font-name-complex="Arial"/>
    </style:style>
    <style:style style:name="P113" style:parent-style-name="Standard" style:family="paragraph">
      <style:text-properties style:font-name="Arial" style:font-name-complex="Arial"/>
    </style:style>
    <style:style style:name="P114" style:parent-style-name="Standard" style:family="paragraph">
      <style:text-properties style:font-name="Arial" style:font-name-complex="Arial"/>
    </style:style>
    <style:style style:name="P115" style:parent-style-name="Standard" style:family="paragraph">
      <style:text-properties style:font-name="Arial" style:font-name-complex="Arial"/>
    </style:style>
    <style:style style:name="P116" style:parent-style-name="Standard" style:family="paragraph">
      <style:text-properties style:font-name="Arial" style:font-name-complex="Arial"/>
    </style:style>
    <style:style style:name="P117" style:parent-style-name="Standard" style:family="paragraph">
      <style:text-properties style:font-name="Arial" style:font-name-complex="Arial"/>
    </style:style>
    <style:style style:name="P118" style:parent-style-name="Standard" style:family="paragraph">
      <style:text-properties style:font-name="Arial" style:font-name-complex="Arial"/>
    </style:style>
    <style:style style:name="P119" style:parent-style-name="Standard" style:family="paragraph">
      <style:text-properties style:font-name="Arial" style:font-name-complex="Arial"/>
    </style:style>
    <style:style style:name="P120" style:parent-style-name="Standard" style:family="paragraph">
      <style:text-properties style:font-name="Arial" style:font-name-complex="Arial"/>
    </style:style>
    <style:style style:name="P121" style:parent-style-name="Standard" style:family="paragraph">
      <style:text-properties style:font-name="Arial" style:font-name-complex="Arial"/>
    </style:style>
    <style:style style:name="P122" style:parent-style-name="Standard" style:family="paragraph">
      <style:text-properties style:font-name="Arial" style:font-name-complex="Arial"/>
    </style:style>
    <style:style style:name="P123" style:parent-style-name="Standard" style:family="paragraph">
      <style:text-properties style:font-name="Arial" style:font-name-complex="Arial"/>
    </style:style>
    <style:style style:name="P124" style:parent-style-name="Standard" style:family="paragraph">
      <style:text-properties style:font-name="Arial" style:font-name-complex="Arial"/>
    </style:style>
    <style:style style:name="T125" style:parent-style-name="Fuentedepárrafopredeter." style:family="text">
      <style:text-properties style:font-name="Arial" style:font-name-complex="Arial"/>
    </style:style>
  </office:automatic-styles>
  <office:body>
    <office:text text:use-soft-page-breaks="true">
      <text:p text:style-name="P1">CUESTIONES Xpath</text:p>
      <text:p text:style-name="P2"/>
      <text:p text:style-name="P3">1- ¿Qué es Xpath?</text:p>
      <text:p text:style-name="P4"/>
      <text:p text:style-name="P5">Es una sintaxis para definir partes de un documento XML.<text:line-break/><text:s/>Emplea expresiones para navegar en los documentos XML<text:line-break/>que<text:s/>contiene una librería de funciones estándar,<text:s/>con<text:s/>pieza clave en XSL.</text:p>
      <text:p text:style-name="P6">Es una recomendación del W3C<text:line-break/></text:p>
      <text:p text:style-name="P7"/>
      <text:p text:style-name="P8">2- <text:s/>Sintaxis Xpath.</text:p>
      <text:p text:style-name="P9"/>
      <text:p text:style-name="P10">XPath emplea expresiones de trayectoria o camino para seleccionar nodos o conjuntos de nodos<text:line-break/>en un documento XML.<text:line-break/>El nodo será seleccionado siguiendo la trayectoria o pasos indicados</text:p>
      <text:p text:style-name="P11"><text:s/></text:p>
      <text:p text:style-name="P12"/>
      <text:p text:style-name="P13"/>
      <text:p text:style-name="P14">3- En el siguiente documento indica los nodos:</text:p>
      <text:p text:style-name="P15"/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/>
            <text:p text:style-name="PreformattedText"><text:span text:style-name="T21">&lt;reyes&gt;</text:span></text:p>
            <text:p text:style-name="P22"/>
            <text:p text:style-name="PreformattedText"><text:span text:style-name="T23"><text:s text:c="2"/>&lt;acercade&gt;La Reina Victoria y sus descendientes&lt;/acercade&gt;</text:span></text:p>
            <text:p text:style-name="P24"/>
            <text:p text:style-name="PreformattedText"><text:span text:style-name="T25"><text:s text:c="2"/>&lt;persona&gt;</text:span></text:p>
            <text:p text:style-name="PreformattedText"><text:span text:style-name="T26"><text:s text:c="4"/>&lt;nombre&gt;</text:span><text:span text:style-name="T27">Reina Victoria&lt;/nombre&gt;</text:span></text:p>
            <text:p text:style-name="PreformattedText"><text:span text:style-name="T28"><text:s text:c="4"/>&lt;vida nacimiento="1819" pais="Reino Unido" muerte="1901" /&gt;</text:span></text:p>
            <text:p text:style-name="PreformattedText"><text:span text:style-name="T29"><text:s text:c="4"/>&lt;monarca&gt;</text:span></text:p>
            <text:p text:style-name="PreformattedText"><text:span text:style-name="T30"><text:s text:c="6"/>&lt;cargo&gt;Reina&lt;/cargo&gt;</text:span></text:p>
            <text:p text:style-name="PreformattedText"><text:span text:style-name="T31"><text:s text:c="6"/>&lt;pais&gt;Reino Unido&lt;/pais&gt;</text:span></text:p>
            <text:p text:style-name="PreformattedText"><text:span text:style-name="T32"><text:s text:c="4"/>&lt;/monarca&gt;</text:span></text:p>
            <text:p text:style-name="PreformattedText"><text:span text:style-name="T33"><text:s text:c="2"/>&lt;/persona&gt;</text:span></text:p>
            <text:p text:style-name="P34"/>
            <text:p text:style-name="PreformattedText"><text:span text:style-name="T35"><text:s text:c="2"/>&lt;persona&gt;</text:span></text:p>
            <text:p text:style-name="PreformattedText"><text:span text:style-name="T36"><text:s text:c="4"/>&lt;nombre&gt;Emperatriz Victoria&lt;/nombre&gt;</text:span></text:p>
            <text:p text:style-name="PreformattedText"><text:span text:style-name="T37"><text:s text:c="4"/>&lt;vida naci</text:span><text:span text:style-name="T38">miento="1840" pais="Reino Unido" muerte="1901" /&gt;</text:span></text:p>
            <text:p text:style-name="PreformattedText"><text:span text:style-name="T39"><text:s text:c="4"/>&lt;monarca&gt;</text:span></text:p>
            <text:p text:style-name="PreformattedText"><text:span text:style-name="T40"><text:s text:c="6"/>&lt;cargo&gt;Emperatriz&lt;/cargo&gt;</text:span></text:p>
            <text:p text:style-name="PreformattedText"><text:span text:style-name="T41"><text:s text:c="6"/>&lt;pais&gt;Alemania&lt;/pais&gt;</text:span></text:p>
            <text:p text:style-name="PreformattedText"><text:span text:style-name="T42"><text:s text:c="4"/>&lt;/monarca&gt;</text:span></text:p>
            <text:p text:style-name="PreformattedText"><text:span text:style-name="T43"><text:s text:c="2"/>&lt;/persona&gt;</text:span></text:p>
            <text:p text:style-name="P44"/>
            <text:p text:style-name="PreformattedText"><text:span text:style-name="T45"><text:s text:c="2"/>&lt;persona&gt;</text:span></text:p>
            <text:p text:style-name="PreformattedText"><text:span text:style-name="T46"><text:s text:c="4"/>&lt;nombre&gt;Guillermo II&lt;/nombre&gt;</text:span></text:p>
            <text:p text:style-name="PreformattedText"><text:span text:style-name="T47"><text:s text:c="4"/>&lt;vida nacimiento="1859" pais="Alemania" muerte="1941</text:span><text:span text:style-name="T48">" /&gt;</text:span></text:p>
            <text:p text:style-name="PreformattedText"><text:span text:style-name="T49"><text:s text:c="4"/>&lt;monarca&gt;</text:span></text:p>
            <text:p text:style-name="PreformattedText"><text:span text:style-name="T50"><text:s text:c="6"/>&lt;cargo&gt;Emperador&lt;/cargo&gt;</text:span></text:p>
            <text:p text:style-name="PreformattedText"><text:span text:style-name="T51"><text:s text:c="6"/>&lt;pais&gt;Alemania&lt;/pais&gt;</text:span></text:p>
            <text:p text:style-name="PreformattedText"><text:span text:style-name="T52"><text:s text:c="4"/>&lt;/monarca&gt;</text:span></text:p>
            <text:p text:style-name="PreformattedText"><text:span text:style-name="T53"><text:s text:c="2"/>&lt;/persona&gt;</text:span></text:p>
            <text:p text:style-name="P54"><text:span text:style-name="T55">&lt;/reyes&gt;</text:span></text:p>
          </table:table-cell>
        </table:table-row>
      </table:table>
      <text:p text:style-name="P56"/>
      <text:p text:style-name="P57">a) <text:s/>Nodo raíz.</text:p>
      <text:p text:style-name="P58">Reyes</text:p>
      <text:p text:style-name="P59"/>
      <text:p text:style-name="P60"/>
      <text:p text:style-name="P61"/>
      <text:p text:style-name="P62"/>
      <text:p text:style-name="P63">b) Hijos del nodo raíz.</text:p>
      <text:p text:style-name="PreformattedText"><text:span text:style-name="T64">Persona</text:span></text:p>
      <text:p text:style-name="PreformattedText"><text:span text:style-name="T65">acercade</text:span></text:p>
      <text:p text:style-name="P66"/>
      <text:p text:style-name="P67">c) Hijos de persona.</text:p>
      <text:p text:style-name="PreformattedText"><text:span text:style-name="T68">Nombre</text:span></text:p>
      <text:p text:style-name="PreformattedText"><text:span text:style-name="T69">vida</text:span></text:p>
      <text:p text:style-name="PreformattedText"><text:span text:style-name="T70">monarca</text:span></text:p>
      <text:p text:style-name="P71">d) Hijos de monarca.</text:p>
      <text:p text:style-name="PreformattedText"><text:span text:style-name="T72">Cargo</text:span></text:p>
      <text:p text:style-name="PreformattedText"><text:span text:style-name="T73">pais</text:span></text:p>
      <text:p text:style-name="P74"/>
      <text:p text:style-name="P75">e) Hermanos del elemento nombre.</text:p>
      <text:p text:style-name="P76">Vida y monarca</text:p>
      <text:p text:style-name="P77"/>
      <text:p text:style-name="P78">f) Descendientes de persona.</text:p>
      <text:p text:style-name="Standard"><text:span text:style-name="T79">Nombre,vida,</text:span><text:span text:style-name="T80"><text:s/>monarca</text:span><text:span text:style-name="T81"><text:s/>y los q estan dentro de monarca cargo y pais</text:span></text:p>
      <text:p text:style-name="P82"/>
      <text:p text:style-name="P83">g) Atributos del elemento vida.</text:p>
      <text:p text:style-name="P84"/>
      <text:p text:style-name="Standard"><text:span text:style-name="T85">Nacimiento,</text:span><text:span text:style-name="T86">Pais</text:span><text:span text:style-name="T87"><text:s/>y muerto</text:span></text:p>
      <text:p text:style-name="P88"/>
      <text:p text:style-name="P89">h) Hijos de país.</text:p>
      <text:p text:style-name="P90"/>
      <text:p text:style-name="PreformattedText"><text:span text:style-name="T91">No tiene hijos ningun nodos seleccionado</text:span></text:p>
      <text:p text:style-name="P92"/>
      <text:p text:style-name="P93">5) Indica las rutas de selección de nodos.</text:p>
      <text:p text:style-name="P94"/>
      <text:p text:style-name="P95">/ <text:s/>Selecciona desde el nodo raíz.</text:p>
      <text:p text:style-name="P96">//<text:s/><text:s/>Selecciona nodos en el documento desde el nodo actual que indica la selección.</text:p>
      <text:p text:style-name="P97"/>
      <text:p text:style-name="P98">.<text:s/>Selecciona el nodo actual.</text:p>
      <text:p text:style-name="P99"/>
      <text:p text:style-name="P100">.. <text:s/>Selecciona el nodo padre del nodo actual.</text:p>
      <text:p text:style-name="P101"/>
      <text:p text:style-name="P102">@<text:s/>Selecciona atributos.</text:p>
      <text:p text:style-name="P103"/>
      <text:p text:style-name="P104">Text() Selecciona el contenido del elemento (texto)</text:p>
      <text:p text:style-name="P105"/>
      <text:p text:style-name="P106">/bookstore/book[1] Selecciona el primer elemento book que es hijo del elemento bookstore.</text:p>
      <text:p text:style-name="P107"/>
      <text:p text:style-name="P108">/bookstore/book[last()] Selecciona el último elemento book que es hijo del elemento<text:line-break/>bookstore</text:p>
      <text:p text:style-name="P109"/>
      <text:p text:style-name="P110">/bookstore/book[last()-1] <text:s/>Selecciona el elemento book anterior al último que es hijo del<text:line-break/>elemento bookstore.</text:p>
      <text:p text:style-name="P111"/>
      <text:p text:style-name="P112">/bookstore/book[position()&lt;3] <text:s/>Selecciona los dos primeros elementos book que son hijos del<text:line-break/>elemento bookstore</text:p>
      <text:p text:style-name="P113"/>
      <text:p text:style-name="P114"/>
      <text:p text:style-name="P115">//title[@lang]<text:s text:c="2"/>Selecciona todos os elementos title que tienen un atributo<text:line-break/>llamado lang.</text:p>
      <text:p text:style-name="P116"/>
      <text:p text:style-name="P117"/>
      <text:p text:style-name="P118">/bookstore/book[price&gt;35.00] <text:s/>Selecciona todos los elementos book del elemento bookstore que<text:line-break/>tienen un elemento price con un valor mayor que 35.00</text:p>
      <text:p text:style-name="P119"/>
      <text:p text:style-name="P120"/>
      <text:p text:style-name="P121">/bookstore/book[price&gt;35.00] /title <text:s/></text:p>
      <text:p text:style-name="P122"><text:s/>Selecciona todos los elementos title de los elementos book del<text:line-break/>elemento bookstore que tienen un elemento price con un valor<text:line-break/>mayor que 35.00</text:p>
      <text:p text:style-name="P123"><text:s/></text:p>
      <text:p text:style-name="P124">la persona que vivio menos de 80 anos</text:p>
      <text:p text:style-name="Standard"><text:span text:style-name="T125">//persona[(number(vida/@muerte)-number(vida/@nacimiento))&lt;'80'</text:span>]/nombr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ar</dc:creator>
    <meta:creation-date>2020-03-29T18:11:00Z</meta:creation-date>
    <dc:date>2023-04-25T15:38:00Z</dc:date>
    <meta:template xlink:href="Normal.dotm" xlink:type="simple"/>
    <meta:editing-cycles>6</meta:editing-cycles>
    <meta:editing-duration>PT11760S</meta:editing-duration>
    <meta:document-statistic meta:page-count="3" meta:paragraph-count="5" meta:word-count="445" meta:character-count="2891" meta:row-count="20" meta:non-whitespace-character-count="2451"/>
  </office:meta>
</office:document-meta>
</file>